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4.7397916666667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1">
            <text:p/>
            <text:p/>
            <text:p/>
          </table:table-cell>
          <table:table-cell table:number-columns-repeated="16383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Технические характеристики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Модель:<text:span text:style-name="T1"><text:s/>BALAT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Вид изделия:<text:s/><text:span text:style-name="T1">Диван трехместный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Производитель:<text:s/><text:span text:style-name="T1">Турция фабрика WELTEW home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Размеры:<text:s text:c="2"/><text:span text:style-name="T1">Д225 * В93 * Ш95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Обивка:<text:s/><text:span text:style-name="T1">Качественный текстиль - велюр, разновидность нубука <text:s/>4-5 категории. (возможность выбора цвета обивки по фабричным образцам)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Наполнение:<text:span text:style-name="T1"><text:s/>Цельные листы упругого пенополиуретана 35 плотности, средней жесткости.</text:span>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Каркас:<text:s/><text:span text:style-name="T1">Натуральная бессучковая древесина (бук), в основе компьютерно — сварной металлокаркас, специальные мебельные ремни автоматической натяжки,</text:span><text:span text:style-name="T1"/></text:p>
            <text:p><text:span text:style-name="T1">придающие ортопедический эффект.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Ножки:<text:s/><text:span text:style-name="T1">Качественный пластик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Фурнитура:<text:s/><text:span text:style-name="T1">Крепления металлические, через металлическую пластину, способствуют выдерживанию больших нагрузок, делая мебель прочной и долговечной.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Механизм трансформации дивана:<text:s/><text:span text:style-name="T1">Откидывание спинки назад.</text:span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<text:span text:style-name="T2">Функциональность:<text:s/></text:span>Односпальное место размером 95*175см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<text:span text:style-name="T2">Аксессуары:</text:span><text:s/>Подушки входят в комплект.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<text:span text:style-name="T2">Уход:<text:s/></text:span>Избегать попадания прямых солнечных лучей, использовать щетку только с мягкой щетиной для чистки высохших загрязнения, устранять загрязнения</text:p>
            <text:p>влажной тряпкой, НЕ ИСПОЛЬЗОВАТЬ ХЛОРСОДЕРЖАЩИЕ СРЕДСТВА!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Технические характеристики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Модель:<text:span text:style-name="T1"><text:s/>BALAT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Вид изделия:<text:s/><text:span text:style-name="T1">Диван двухместный.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Производитель:<text:s/><text:span text:style-name="T1">Турция фабрика WELTEW home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Размеры:<text:s text:c="2"/><text:span text:style-name="T1">Д190 * В93 * Ш95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Обивка:<text:s/><text:span text:style-name="T1">Качественный текстиль - велюр, разновидность нубука <text:s/>4-5 категории. (возможность выбора цвета обивки по фабричным образцам)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Наполнение:<text:span text:style-name="T1"><text:s/>Цельные листы упругого пенополиуретана 35 плотности, средней жесткости.</text:span>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Каркас:<text:s/><text:span text:style-name="T1">Натуральная бессучковая древесина (бук), в основе компьютерно — сварной металлокаркас, специальные мебельные ремни автоматической натяжки,</text:span><text:span text:style-name="T1"/></text:p>
            <text:p><text:span text:style-name="T1">придающие ортопедический эффект.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Ножки:<text:s/><text:span text:style-name="T1">Качественный пластик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Фурнитура:<text:s/><text:span text:style-name="T1">Крепления металлические, через металлическую пластину, способствуют выдерживанию больших нагрузок, делая мебель прочной и долговечной.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Механизм трансформации дивана:<text:s/><text:span text:style-name="T1">Откидывание спинки назад.</text:span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<text:span text:style-name="T2">Функциональность:<text:s/></text:span>Односпальное место размером 95*140см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<text:span text:style-name="T2">Аксессуары:</text:span><text:s/>Подушки входят в комплект.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<text:span text:style-name="T2">Уход:<text:s/></text:span>Избегать попадания прямых солнечных лучей, использовать щетку только с мягкой щетиной для чистки высохших загрязнения, устранять загрязнения</text:p>
            <text:p>влажной тряпкой, НЕ ИСПОЛЬЗОВАТЬ ХЛОРСОДЕРЖАЩИЕ СРЕДСТВА!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Технические характеристики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Модель:<text:span text:style-name="T1"><text:s/>BALAT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Вид изделия:<text:s/><text:span text:style-name="T1">Кресло одноместное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Производитель:<text:s/><text:span text:style-name="T1">Турция фабрика WELTEW home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Размеры:<text:s text:c="2"/><text:span text:style-name="T1">Д80 * В100 * Ш90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Обивка:<text:s/><text:span text:style-name="T1">Качественный текстиль - велюр, разновидность нубука <text:s/>4-5 категории. (возможность выбора цвета обивки по фабричным образцам)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Наполнение:<text:span text:style-name="T1"><text:s/>Цельные листы упругого пенополиуретана 35 плотности, средней жесткости.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Каркас:<text:s/><text:span text:style-name="T1">Натуральная бессучковая древесина (бук).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Ножки:<text:s/><text:span text:style-name="T1">Качественный пластик.</text:span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Фурнитура:<text:s/><text:span text:style-name="T1">Крепления металлические, через металлическую пластину, способствуют выдерживанию больших нагрузок, делая мебель прочной и долговечной.</text:span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<text:span text:style-name="T2">Функциональность:<text:s/></text:span>Съемное сиденье.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<text:span text:style-name="T2">Уход:<text:s/></text:span>Избегать попадания прямых солнечных лучей, использовать щетку только с мягкой щетиной для чистки высохших загрязнения, устранять загрязнения</text:p>
            <text:p>влажной тряпкой, НЕ ИСПОЛЬЗОВАТЬ ХЛОРСОДЕРЖАЩИЕ СРЕДСТВА!</text:p>
          </table:table-cell>
          <table:table-cell table:number-columns-repeated="16383"/>
        </table:table-row>
        <table:table-row table:number-rows-repeated="1048526" table:style-name="ro4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66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Пользователь</meta:initial-creator>
    <dc:creator>Пользователь</dc:creator>
    <meta:creation-date>2009-04-16T11:32:48Z</meta:creation-date>
    <dc:date>2020-09-25T09:33:10Z</dc:date>
    <meta:print-date>2020-07-14T15:02:53Z</meta:print-date>
    <meta:editing-cycles>17</meta:editing-cycles>
    <meta:editing-duration>PT8172S</meta:editing-duration>
    <meta:user-defined meta:name="Info 1"/>
    <meta:user-defined meta:name="Info 2"/>
    <meta:user-defined meta:name="Info 3"/>
    <meta:user-defined meta:name="Info 4"/>
  </office:meta>
</office:document-meta>
</file>